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ra" svg:font-family="Lora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Unicode MS" svg:font-family="'Arial Unicode MS', 'Adobe Fangsong Std R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36db7d"/>
    </style:style>
    <style:style style:name="P2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38c10a"/>
    </style:style>
    <style:style style:name="P3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3e1e58"/>
    </style:style>
    <style:style style:name="P4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style:font-name="Open Sans" officeooo:paragraph-rsid="003e1e58"/>
    </style:style>
    <style:style style:name="P5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paragraph-rsid="0036db7d" style:text-blinking="false" fo:background-color="#fff20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6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fo:color="#000000" style:font-name="Open Sans" fo:font-size="12pt" officeooo:paragraph-rsid="00478e3f" style:font-size-asian="12pt" style:font-size-complex="12pt"/>
    </style:style>
    <style:style style:name="P7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fo:color="#000000" style:font-name="Open Sans" fo:font-size="12pt" officeooo:paragraph-rsid="00488ac5" style:font-size-asian="12pt" style:font-size-complex="12pt"/>
    </style:style>
    <style:style style:name="P8" style:family="paragraph" style:parent-style-name="Heading_20_2">
      <style:paragraph-properties fo:margin-left="0in" fo:margin-right="0in" fo:margin-top="0in" fo:margin-bottom="0.2083in" loext:contextual-spacing="false" style:line-height-at-least="0.3437in" fo:text-align="start" style:justify-single-word="false" fo:orphans="2" fo:widows="2" fo:text-indent="0in" style:auto-text-indent="false" fo:padding="0in" fo:border="none"/>
      <style:text-properties officeooo:paragraph-rsid="0038c10a"/>
    </style:style>
    <style:style style:name="P9" style:family="paragraph" style:parent-style-name="Heading_20_2">
      <style:paragraph-properties fo:margin-left="0in" fo:margin-right="0in" fo:margin-top="0in" fo:margin-bottom="0.2083in" loext:contextual-spacing="false" style:line-height-at-least="0.3437in" fo:text-align="start" style:justify-single-word="false" fo:orphans="2" fo:widows="2" fo:text-indent="0in" style:auto-text-indent="false" fo:padding="0in" fo:border="none"/>
      <style:text-properties fo:color="#000000" style:font-name="Open Sans" fo:font-size="12pt" officeooo:paragraph-rsid="003915da" style:font-size-asian="12pt" style:font-size-complex="12pt"/>
    </style:style>
    <style:style style:name="P10" style:family="paragraph" style:parent-style-name="Heading_20_2">
      <style:paragraph-properties fo:margin-left="0in" fo:margin-right="0in" fo:margin-top="0in" fo:margin-bottom="0.2083in" loext:contextual-spacing="false" style:line-height-at-least="0.3437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italic" style:text-underline-style="none" fo:font-weight="bold" officeooo:rsid="003915da" officeooo:paragraph-rsid="003915da" style:text-blinking="false" fo:background-color="transparent" style:font-name-asian="SimSun" style:font-size-asian="12pt" style:font-style-asian="italic" style:font-weight-asian="bold" style:font-name-complex="Arial" style:font-size-complex="12pt" style:font-style-complex="italic" style:font-weight-complex="bold" loext:padding="0in" loext:border="none"/>
    </style:style>
    <style:style style:name="P11" style:family="paragraph" style:parent-style-name="Text_20_body">
      <style:text-properties fo:color="#000000" style:font-name="Open Sans" fo:font-size="12pt" officeooo:paragraph-rsid="005d5b1b" style:font-size-asian="12pt" style:font-size-complex="12pt"/>
    </style:style>
    <style:style style:name="P12" style:family="paragraph" style:parent-style-name="Text_20_body">
      <style:text-properties fo:color="#000000" style:font-name="Open Sans" fo:font-size="12pt" officeooo:paragraph-rsid="005d62bd" style:font-size-asian="12pt" style:font-size-complex="12pt"/>
    </style:style>
    <style:style style:name="P13" style:family="paragraph" style:parent-style-name="Text_20_body">
      <style:text-properties officeooo:paragraph-rsid="005ccdae"/>
    </style:style>
    <style:style style:name="P14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5fbf68"/>
    </style:style>
    <style:style style:name="T1" style:family="text">
      <style:text-properties fo:font-variant="normal" fo:text-transform="none" fo:color="#000000" style:font-name="Open Sans" fo:font-size="12pt" fo:language="en" fo:country="US" fo:font-style="normal" fo:font-weight="normal" officeooo:rsid="00488ac5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" style:family="text">
      <style:text-properties fo:font-variant="normal" fo:text-transform="none" fo:color="#000000" style:font-name="Open Sans" fo:font-size="12pt" fo:language="en" fo:country="US" fo:font-style="normal" fo:font-weight="normal" officeooo:rsid="005ccda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" style:family="text">
      <style:text-properties fo:font-variant="normal" fo:text-transform="none" fo:color="#000000" style:font-name="Open Sans" fo:font-size="12pt" fo:language="en" fo:country="US" fo:font-style="normal" fo:font-weight="normal" officeooo:rsid="001ecb67" fo:background-color="#fff2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" style:family="text">
      <style:text-properties fo:font-variant="normal" fo:text-transform="none" fo:color="#000000" style:font-name="Open Sans" fo:font-size="12pt" fo:language="en" fo:country="US" fo:font-style="normal" fo:font-weight="normal" officeooo:rsid="00340f1c" fo:background-color="#fff2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" style:family="text">
      <style:text-properties fo:font-variant="normal" fo:text-transform="none" fo:color="#000000" style:font-name="Open Sans" fo:font-size="12pt" fo:language="en" fo:country="US" fo:font-style="normal" fo:font-weight="normal" fo:background-color="#fff2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" style:family="text">
      <style:text-properties fo:font-variant="normal" fo:text-transform="none" fo:color="#000000" style:font-name="Open Sans" fo:font-size="12pt" fo:letter-spacing="normal" fo:font-style="normal" fo:font-weight="normal" officeooo:rsid="000cc35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Open Sans" fo:font-size="12pt" fo:letter-spacing="normal" fo:language="en" fo:country="US" fo:font-style="normal" fo:font-weight="normal" officeooo:rsid="001ecb67" fo:background-color="#fff2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6daf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e5f32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564e1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f0198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8c10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ab616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47be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58a0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fe60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4766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cc359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fc68f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4a18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9898f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6a991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a1c1f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aca8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df5e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634e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eb40f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ebab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af6d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9704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3b08c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2054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f5270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ff13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ecb6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9df13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affb2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c80ec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2581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40f1c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915d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4409f6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4255c1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df5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fc68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fe60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6a991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eb40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9df1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affb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af6d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634e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4766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9704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6daf7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ab616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2054a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c80ec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affb2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f5270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3b08c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ff13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ecb67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e5f32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40f1c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f0198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564e1" style:text-blinking="false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af6d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af6d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634e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634e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765e7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4766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4766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9704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9704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6daf7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6daf7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6db7d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5e9c2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ab616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ab616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2054a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2054a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c80ec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c80ec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9df13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e5f32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e5f32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4a18a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4a18a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915da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915da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ebab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ebab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df5e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df5e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25817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0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25817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0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6a991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0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6a991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0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cc359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0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cc359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0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affb2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0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affb2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0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f5270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0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f5270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0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3b08c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1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3b08c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1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ff13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1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ff13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1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ecb67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1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ecb67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1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40f1c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1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40f1c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1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f0198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1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f0198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1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564e1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2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564e1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2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38c10a" style:text-blinking="false" fo:background-color="transparent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12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14a18a" style:text-blinking="false" fo:background-color="transparent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12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3b0143" style:text-blinking="false" fo:background-color="#fff200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12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18af6d" style:text-blinking="false" fo:background-color="#fff200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12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solid" style:text-underline-width="auto" style:text-underline-color="font-color" fo:font-weight="normal" officeooo:rsid="0014a18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2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solid" style:text-underline-width="auto" style:text-underline-color="font-color" fo:font-weight="bold" officeooo:rsid="0014a18a" style:text-blinking="false" fo:background-color="transparent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127" style:family="text">
      <style:text-properties fo:font-variant="normal" fo:text-transform="none" fo:color="#000000" style:font-name="Lora" fo:font-size="12pt" fo:letter-spacing="normal" fo:font-style="normal" fo:font-weight="normal" officeooo:rsid="0055621f" style:font-size-asian="12pt" style:font-size-complex="12pt"/>
    </style:style>
    <style:style style:name="T128" style:family="text">
      <style:text-properties fo:font-variant="normal" fo:text-transform="none" fo:color="#000000" style:font-name="Open Sans" fo:font-size="12pt" fo:letter-spacing="normal" fo:font-style="normal" fo:font-weight="normal" officeooo:rsid="0055621f" style:font-size-asian="12pt" style:font-size-complex="12pt"/>
    </style:style>
    <style:style style:name="T129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bold" officeooo:rsid="00488ac5" style:text-blinking="false" fo:background-color="transparent" loext:char-shading-value="0" style:font-name-asian="SimSun" style:font-style-asian="normal" style:font-weight-asian="bold" style:font-name-complex="Arial" style:font-style-complex="normal" style:font-weight-complex="bold" loext:padding="0in" loext:border="none"/>
    </style:style>
    <style:style style:name="T130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bold" officeooo:rsid="0038c10a" style:text-blinking="false" fo:background-color="transparent" loext:char-shading-value="0" style:font-name-asian="SimSun" style:font-style-asian="normal" style:font-weight-asian="bold" style:font-name-complex="Arial" style:font-style-complex="normal" style:font-weight-complex="bold" loext:padding="0in" loext:border="none"/>
    </style:style>
    <style:style style:name="T131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bold" officeooo:rsid="0016a991" style:text-blinking="false" fo:background-color="transparent" loext:char-shading-value="0" style:font-name-asian="SimSun" style:font-style-asian="normal" style:font-weight-asian="bold" style:font-name-complex="Arial" style:font-style-complex="normal" style:font-weight-complex="bold" loext:padding="0in" loext:border="none"/>
    </style:style>
    <style:style style:name="T132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38c10a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133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4255c1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134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4409f6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135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41d913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136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488ac5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137" style:family="text">
      <style:text-properties fo:background-color="#fff200" loext:char-shading-value="0"/>
    </style:style>
    <style:style style:name="T138" style:family="text">
      <style:text-properties officeooo:rsid="004255c1" fo:background-color="#fff200" loext:char-shading-value="0"/>
    </style:style>
    <style:style style:name="T139" style:family="text">
      <style:text-properties officeooo:rsid="004017de" fo:background-color="#fff200" loext:char-shading-value="0"/>
    </style:style>
    <style:style style:name="T140" style:family="text">
      <style:text-properties officeooo:rsid="00488ac5" fo:background-color="#fff200" loext:char-shading-value="0"/>
    </style:style>
    <style:style style:name="T141" style:family="text">
      <style:text-properties officeooo:rsid="0054bde4" fo:background-color="#fff200" loext:char-shading-value="0"/>
    </style:style>
    <style:style style:name="T142" style:family="text">
      <style:text-properties officeooo:rsid="0055bfb3" fo:background-color="#fff200" loext:char-shading-value="0"/>
    </style:style>
    <style:style style:name="T143" style:family="text">
      <style:text-properties officeooo:rsid="00574665" fo:background-color="#fff200" loext:char-shading-value="0"/>
    </style:style>
    <style:style style:name="T144" style:family="text">
      <style:text-properties officeooo:rsid="005a1475" fo:background-color="#fff200" loext:char-shading-value="0"/>
    </style:style>
    <style:style style:name="T145" style:family="text">
      <style:text-properties fo:background-color="transparent" loext:char-shading-value="0"/>
    </style:style>
    <style:style style:name="T146" style:family="text">
      <style:text-properties officeooo:rsid="0041d913" fo:background-color="transparent" loext:char-shading-value="0"/>
    </style:style>
    <style:style style:name="T147" style:family="text">
      <style:text-properties officeooo:rsid="004834e8" fo:background-color="transparent" loext:char-shading-value="0"/>
    </style:style>
    <style:style style:name="T148" style:family="text">
      <style:text-properties officeooo:rsid="00478e3f" fo:background-color="transparent" loext:char-shading-value="0"/>
    </style:style>
    <style:style style:name="T149" style:family="text">
      <style:text-properties officeooo:rsid="0055621f" fo:background-color="transparent" loext:char-shading-value="0"/>
    </style:style>
    <style:style style:name="T150" style:family="text">
      <style:text-properties officeooo:rsid="00574665" fo:background-color="transparent" loext:char-shading-value="0"/>
    </style:style>
    <style:style style:name="T151" style:family="text">
      <style:text-properties officeooo:rsid="005d62bd" fo:background-color="transparent" loext:char-shading-value="0"/>
    </style:style>
    <style:style style:name="T152" style:family="text">
      <style:text-properties officeooo:rsid="005ec981" fo:background-color="transparent" loext:char-shading-value="0"/>
    </style:style>
    <style:style style:name="T153" style:family="text">
      <style:text-properties fo:color="#000000" style:font-name="Open Sans" fo:font-size="12pt" style:font-size-asian="12pt" style:font-size-complex="12pt"/>
    </style:style>
    <style:style style:name="T154" style:family="text">
      <style:text-properties fo:color="#000000" style:font-name="Open Sans" fo:font-size="12pt" officeooo:rsid="0055621f" style:font-size-asian="12pt" style:font-size-complex="12pt"/>
    </style:style>
    <style:style style:name="T155" style:family="text">
      <style:text-properties fo:color="#000000" style:font-name="Open Sans" fo:font-size="12pt" officeooo:rsid="005bf851" style:font-size-asian="12pt" style:font-size-complex="12pt"/>
    </style:style>
    <style:style style:name="T156" style:family="text">
      <style:text-properties fo:color="#000000" style:font-name="Open Sans" fo:font-size="12pt" officeooo:rsid="00488ac5" fo:background-color="transparent" loext:char-shading-value="0" style:font-size-asian="12pt" style:font-size-complex="12pt"/>
    </style:style>
    <style:style style:name="T157" style:family="text">
      <style:text-properties fo:color="#000000" style:font-name="Open Sans" fo:font-size="12pt" officeooo:rsid="005bf851" fo:background-color="transparent" loext:char-shading-value="0" style:font-size-asian="12pt" style:font-size-complex="12pt"/>
    </style:style>
    <style:style style:name="T158" style:family="text">
      <style:text-properties fo:color="#000000" style:font-name="Open Sans" fo:font-size="12pt" officeooo:rsid="005ccdae" fo:background-color="transparent" loext:char-shading-value="0" style:font-size-asian="12pt" style:font-size-complex="12pt"/>
    </style:style>
    <style:style style:name="T159" style:family="text">
      <style:text-properties fo:color="#000000" style:font-name="Open Sans" fo:font-size="12pt" fo:font-weight="bold" officeooo:rsid="005ccdae" fo:background-color="transparent" loext:char-shading-value="0" style:font-size-asian="12pt" style:font-weight-asian="bold" style:font-size-complex="12pt" style:font-weight-complex="bold"/>
    </style:style>
    <style:style style:name="T160" style:family="text">
      <style:text-properties fo:color="#000000" style:font-name="Open Sans" fo:font-size="12pt" fo:font-weight="bold" officeooo:rsid="00488ac5" fo:background-color="transparent" loext:char-shading-value="0" style:font-size-asian="12pt" style:font-weight-asian="bold" style:font-size-complex="12pt" style:font-weight-complex="bold"/>
    </style:style>
    <style:style style:name="T161" style:family="text">
      <style:text-properties fo:color="#000000" style:font-name="Open Sans" fo:font-size="12pt" officeooo:rsid="0055621f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Artist Statement</text:h>
      <text:p text:style-name="P13"><text:span text:style-name="T159">E</text:span><text:span text:style-name="T160">ternal quality of essence </text:span></text:p>
      <text:p text:style-name="P13"><text:span text:style-name="T156">The work is about symbolically capturing the eternal quality of essence. </text:span><text:span text:style-name="T158">Intuitively g</text:span><text:span text:style-name="T156">iving form to the formless</text:span><text:span text:style-name="T158"> </text:span><text:span text:style-name="T156">as characters develop from inception in to </text:span><text:span text:style-name="T158">guided </text:span><text:span text:style-name="T156">parallel narratives.</text:span></text:p>
      <text:p text:style-name="P13"><text:span text:style-name="T157">U</text:span><text:span text:style-name="T154">ntil it feels like they have always been there: correspond</text:span><text:span text:style-name="T155">ing</text:span><text:span text:style-name="T154"> with their eternal image </text:span><text:span text:style-name="T155">as it is </text:span><text:span text:style-name="T154">recorded in the Akashic records.</text:span><text:span text:style-name="T154"> As n</text:span><text:span text:style-name="T128">o thing ever comes out of nothing.</text:span></text:p>
      <text:p text:style-name="P12"><text:span text:style-name="T151">As finding meaning in art mirrors finding it on one’s journey through life. </text:span><text:span text:style-name="T145">The </text:span><text:span text:style-name="T152">aspiration</text:span><text:span text:style-name="T145"> is </text:span><text:span text:style-name="T147">that </text:span><text:span text:style-name="T151">viewing </text:span><text:span text:style-name="T145">these</text:span><text:span text:style-name="T149"> </text:span><text:span text:style-name="T145">gateway symbols </text:span><text:span text:style-name="T151">can help</text:span><text:span text:style-name="T145"> </text:span><text:span text:style-name="T147">inspire</text:span><text:span text:style-name="T145"> </text:span><text:span text:style-name="T151">people</text:span><text:span text:style-name="T145"> </text:span><text:span text:style-name="T151">on a quest </text:span><text:span text:style-name="T145">to </text:span><text:span text:style-name="T146">live in love</text:span><text:span text:style-name="T148"> </text:span><text:span text:style-name="T151">to</text:span><text:span text:style-name="T148"> </text:span><text:span text:style-name="T145">resonate in </text:span><text:span text:style-name="T146">ever </text:span><text:span text:style-name="T145">higher frequencies – </text:span><text:span text:style-name="T147">a</text:span><text:span text:style-name="T145">nd to see if their perception of the work changes as the </text:span><text:span text:style-name="T150">progress on their path</text:span><text:span text:style-name="T145">. </text:span></text:p>
      <text:p text:style-name="P11"><text:span text:style-name="T151"/></text:p>
      <text:p text:style-name="P11"><text:span text:style-name="T145"/></text:p>
      <text:p text:style-name="P3"><text:span text:style-name="Citation"><text:span text:style-name="T12">Evert A. Robles </text:span></text:span></text:p>
      <text:p text:style-name="P4"><text:span text:style-name="Citation"><text:span text:style-name="T12">20</text:span></text:span><text:span text:style-name="Citation"><text:span text:style-name="T43">21</text:span></text:span></text:p>
      <text:p text:style-name="P4"><text:span text:style-name="Citation"><text:span text:style-name="T43"/></text:span></text:p>
      <text:p text:style-name="P6"><text:span text:style-name="Citation"><text:span text:style-name="T132">To those who, </text:span></text:span><text:span text:style-name="Citation"><text:span text:style-name="T133">having come in contact with the</text:span></text:span><text:span text:style-name="Citation"><text:span text:style-name="T132"> work, feel compelled to decipher narratives are encouraged to </text:span></text:span><text:span text:style-name="Citation"><text:span text:style-name="T134">do so and </text:span></text:span><text:span text:style-name="Citation"><text:span text:style-name="T132">find their own meaning and relevance </text:span></text:span><text:span text:style-name="Citation"><text:span text:style-name="T135">(plz </text:span></text:span><text:span text:style-name="Citation"><text:span text:style-name="T132">feel free to share insights</text:span></text:span><text:span text:style-name="Citation"><text:span text:style-name="T135">)</text:span></text:span><text:span text:style-name="Citation"><text:span text:style-name="T132">.</text:span></text:span></text:p>
      <text:p text:style-name="P6"><text:span text:style-name="Citation"><text:span text:style-name="T12"/></text:span></text:p>
      <text:p text:style-name="P7"><text:span text:style-name="Citation"><text:span text:style-name="T136"/></text:span></text:p>
      <text:h text:style-name="P9" text:outline-level="2"><text:soft-page-break/><text:span text:style-name="T129">T</text:span><text:span text:style-name="T130">he </text:span><text:span text:style-name="T131">Universal Mind</text:span></text:h>
      <text:h text:style-name="P8" text:outline-level="2"><text:span text:style-name="T14">We are all </text:span><text:span text:style-name="T15">simultaneously </text:span><text:span text:style-name="T14">connected, </text:span><text:span text:style-name="T16">not only </text:span><text:span text:style-name="T14">to each other </text:span><text:span text:style-name="T16">but to</text:span><text:span text:style-name="T14"> everything </text:span><text:span text:style-name="T36">around us</text:span><text:span text:style-name="T39"> </text:span><text:span text:style-name="T36">throughout</text:span><text:span text:style-name="T14"> the Universe, </text:span><text:span text:style-name="T16">through the </text:span><text:span text:style-name="T14">Universal Mind </text:span><text:span text:style-name="T24">(</text:span><text:span text:style-name="T16">also refer</text:span><text:span text:style-name="T17">r</text:span><text:span text:style-name="T16">ed to as </text:span><text:span text:style-name="Citation"><text:span text:style-name="T16">U</text:span></text:span><text:span text:style-name="Citation"><text:span text:style-name="T18">niversal subconscious mind, </text:span></text:span><text:span text:style-name="Citation"><text:span text:style-name="T23">U</text:span></text:span><text:span text:style-name="Citation"><text:span text:style-name="T6">niversal consciousness </text:span></text:span><text:span text:style-name="Citation"><text:span text:style-name="T19">or </text:span></text:span><text:span text:style-name="Citation"><text:span text:style-name="T18">God</text:span></text:span><text:span text:style-name="Citation"><text:span text:style-name="T24">)</text:span></text:span><text:span text:style-name="Citation"><text:span text:style-name="T18">. </text:span></text:span><text:span text:style-name="Citation"><text:span text:style-name="T39">It</text:span></text:span><text:span text:style-name="Citation"><text:span text:style-name="T26"> </text:span></text:span><text:span text:style-name="Citation"><text:span text:style-name="T22">e</text:span></text:span><text:span text:style-name="Citation"><text:span text:style-name="T27">ncompass</text:span></text:span><text:span text:style-name="Citation"><text:span text:style-name="T24">es</text:span></text:span><text:span text:style-name="Citation"><text:span text:style-name="T25"> </text:span></text:span><text:span text:style-name="Citation"><text:span text:style-name="T26">all that exists, </text:span></text:span><text:span text:style-name="Citation"><text:span text:style-name="T18">can be </text:span></text:span><text:span text:style-name="Citation"><text:span text:style-name="T26">experienced, perceived or conceptualized: </text:span></text:span><text:span text:style-name="Citation"><text:span text:style-name="T25">T</text:span></text:span><text:span text:style-name="T20">he ultimate potential </text:span><text:span text:style-name="T26">from which anything is</text:span><text:span text:style-name="T20"> possible. </text:span><text:span text:style-name="T92">The more </text:span><text:span text:style-name="T94">the mind</text:span><text:span text:style-name="T92"> </text:span><text:span text:style-name="T83">perceives </text:span><text:span text:style-name="T92">the </text:span><text:span text:style-name="Citation"><text:span text:style-name="T72">non-conceptual</text:span></text:span><text:span text:style-name="Citation"><text:span text:style-name="T96"> multi-</text:span></text:span><text:span text:style-name="Citation"><text:span text:style-name="T72">dimensional essence </text:span></text:span><text:span text:style-name="Citation"><text:span text:style-name="T98">of the </text:span></text:span><text:span text:style-name="T92">Universal Mind, the more </text:span><text:span text:style-name="T72">connected </text:span><text:span text:style-name="T83">we </text:span><text:span text:style-name="T72">become </text:span><text:span text:style-name="T100">as</text:span><text:span text:style-name="T72"> </text:span><text:span text:style-name="Citation"><text:span text:style-name="T102">o</text:span></text:span><text:span text:style-name="Citation"><text:span text:style-name="T104">ur infinite </text:span></text:span><text:span text:style-name="Citation"><text:span text:style-name="T102">H</text:span></text:span><text:span text:style-name="Citation"><text:span text:style-name="T72">igher </text:span></text:span><text:span text:style-name="Citation"><text:span text:style-name="T102">S</text:span></text:span><text:span text:style-name="Citation"><text:span text:style-name="T72">elf </text:span></text:span><text:span text:style-name="Citation"><text:span text:style-name="T104">guides us </text:span></text:span><text:span text:style-name="Citation"><text:span text:style-name="T72">t</text:span></text:span><text:span text:style-name="Citation"><text:span text:style-name="T96">o</text:span></text:span><text:span text:style-name="Citation"><text:span text:style-name="T72"> become </text:span></text:span><text:span text:style-name="Citation"><text:span text:style-name="T104">its</text:span></text:span><text:span text:style-name="Citation"><text:span text:style-name="T72"> physical manifestation. </text:span></text:span></text:h>
      <text:h text:style-name="P8" text:outline-level="2"><text:span text:style-name="Citation"><text:span text:style-name="T122">N</text:span></text:span><text:a xlink:type="simple" xlink:href="https://en.wiktionary.org/wiki/nonlocal" office:target-frame-name="_blank" xlink:show="new" text:style-name="Internet_20_link" text:visited-style-name="Visited_20_Internet_20_Link"><text:span text:style-name="Citation"><text:span text:style-name="T153">on-local</text:span></text:span></text:a><text:span text:style-name="Citation"><text:span text:style-name="T126"> </text:span></text:span><text:span text:style-name="Citation"><text:span text:style-name="T122">consciousness </text:span></text:span></text:h>
      <text:h text:style-name="P8" text:outline-level="2"><text:span text:style-name="T23">I</text:span><text:span text:style-name="T20">n spite of the fact that experience </text:span><text:span text:style-name="T23">stems </text:span><text:span text:style-name="T20">from the Universal Mind,</text:span><text:span text:style-name="T25"> </text:span><text:span text:style-name="T36">the</text:span><text:span text:style-name="T44"> </text:span><text:span text:style-name="T51">ego (or </text:span><text:span text:style-name="T46">personal mind</text:span><text:span text:style-name="T50">)</text:span><text:span text:style-name="T44"> </text:span><text:span text:style-name="T47">conceptualizes it</text:span><text:span text:style-name="T44"> </text:span><text:span text:style-name="T47">in </text:span><text:span text:style-name="T48">order </text:span><text:span text:style-name="T44">to define </text:span><text:span text:style-name="T45">it – </text:span><text:span text:style-name="T44">instead of </text:span><text:span text:style-name="T49">directly </text:span><text:span text:style-name="T44">experiencing it. </text:span><text:span text:style-name="T48">In contrast, n</text:span><text:a xlink:type="simple" xlink:href="https://en.wiktionary.org/wiki/nonlocal" office:target-frame-name="_blank" xlink:show="new" text:style-name="Internet_20_link" text:visited-style-name="Visited_20_Internet_20_Link"><text:span text:style-name="T20">on-local</text:span></text:a><text:span text:style-name="T125"> </text:span><text:span text:style-name="T20">consciousness</text:span><text:span text:style-name="T21"> </text:span><text:span text:style-name="T20">or non-conceptual reality</text:span><text:span text:style-name="T22"> </text:span><text:span text:style-name="T20">is </text:span><text:span text:style-name="T15">beyond the ego’s grasp.</text:span></text:h>
      <text:p text:style-name="P2"><text:span text:style-name="Citation"><text:span text:style-name="T123">G</text:span></text:span><text:span text:style-name="Citation"><text:span text:style-name="T124">limpse behind the veil</text:span></text:span></text:p>
      <text:p text:style-name="P2"><text:span text:style-name="Citation"><text:span text:style-name="T69">C</text:span></text:span><text:span text:style-name="Citation"><text:span text:style-name="T71">reative visualization</text:span></text:span><text:span text:style-name="Citation"><text:span text:style-name="T73"> </text:span></text:span><text:span text:style-name="Citation"><text:span text:style-name="T69">rooted in </text:span></text:span><text:span text:style-name="Citation"><text:span text:style-name="T74">Universal Higher consciousness reveals </text:span></text:span><text:span text:style-name="Citation"><text:span text:style-name="T76">imagery </text:span></text:span><text:span text:style-name="Citation"><text:span text:style-name="T7">channeled </text:span></text:span><text:span text:style-name="Citation"><text:span text:style-name="T3">to </text:span></text:span><text:span text:style-name="Citation"><text:span text:style-name="T4">offer</text:span></text:span><text:span text:style-name="Citation"><text:span text:style-name="T5"> a glimpse behind the veil. </text:span></text:span><text:span text:style-name="Citation"><text:span text:style-name="T78">A</text:span></text:span><text:span text:style-name="Citation"><text:span text:style-name="T80">s t</text:span></text:span><text:span text:style-name="Citation"><text:span text:style-name="T81">h</text:span></text:span><text:span text:style-name="Citation"><text:span text:style-name="T78">e multi-dimensional narratives </text:span></text:span><text:span text:style-name="Citation"><text:span text:style-name="T81">of </text:span></text:span><text:span text:style-name="Citation"><text:span text:style-name="T82">the </text:span></text:span><text:span text:style-name="Citation"><text:span text:style-name="T84">visual stor</text:span></text:span><text:span text:style-name="Citation"><text:span text:style-name="T86">ies</text:span></text:span><text:span text:style-name="Citation"><text:span text:style-name="T84"> </text:span></text:span><text:span text:style-name="Citation"><text:span text:style-name="T80">are</text:span></text:span><text:span text:style-name="Citation"><text:span text:style-name="T81"> </text:span></text:span><text:span text:style-name="Citation"><text:span text:style-name="T88">deeply rooted in the Univer</text:span></text:span><text:span text:style-name="Citation"><text:span text:style-name="T86">s</text:span></text:span><text:span text:style-name="Citation"><text:span text:style-name="T88">al Mind, </text:span></text:span><text:span text:style-name="Citation"><text:span text:style-name="T80">they</text:span></text:span><text:span text:style-name="Citation"><text:span text:style-name="T78"> illuminate </text:span></text:span><text:span text:style-name="Citation"><text:span text:style-name="T81">its </text:span></text:span><text:span text:style-name="Citation"><text:span text:style-name="T78">unexposed layers.</text:span></text:span><text:span text:style-name="Citation"><text:span text:style-name="T84"> </text:span></text:span></text:p>
      <text:p text:style-name="P2"><text:span text:style-name="Citation"><text:span text:style-name="T32"/></text:span></text:p>
      <text:p text:style-name="P2"><text:span text:style-name="Citation"><text:span text:style-name="T121">Revealing Essence</text:span></text:span></text:p>
      <text:p text:style-name="P1"><text:span text:style-name="Citation"><text:span text:style-name="T87">The </text:span></text:span><text:span text:style-name="Citation"><text:span text:style-name="T85">quest </text:span></text:span><text:span text:style-name="Citation"><text:span text:style-name="T87">is</text:span></text:span><text:span text:style-name="Citation"><text:span text:style-name="T72"> to </text:span></text:span><text:span text:style-name="Citation"><text:span text:style-name="T85">reveal </text:span></text:span><text:span text:style-name="Citation"><text:span text:style-name="T72">essence </text:span></text:span><text:span text:style-name="Citation"><text:span text:style-name="T87">t</text:span></text:span><text:span text:style-name="Citation"><text:span text:style-name="T106">hrough </text:span></text:span><text:span text:style-name="Citation"><text:span text:style-name="T108">funnel</text:span></text:span><text:span text:style-name="Citation"><text:span text:style-name="T110">ing</text:span></text:span><text:span text:style-name="Citation"><text:span text:style-name="T87"> – </text:span></text:span><text:span text:style-name="Citation"><text:span text:style-name="T106">by</text:span></text:span><text:span text:style-name="Citation"><text:span text:style-name="T112"> </text:span></text:span><text:span text:style-name="Citation"><text:span text:style-name="T85">staying open and connected in a process of</text:span></text:span><text:span text:style-name="Citation"><text:span text:style-name="T108"> </text:span></text:span><text:span text:style-name="Citation"><text:span text:style-name="T72">alternat</text:span></text:span><text:span text:style-name="Citation"><text:span text:style-name="T77">ing</text:span></text:span><text:span text:style-name="Citation"><text:span text:style-name="T112"> </text:span></text:span><text:span text:style-name="Citation"><text:span text:style-name="T77">creati</text:span></text:span><text:span text:style-name="Citation"><text:span text:style-name="T106">ve</text:span></text:span><text:span text:style-name="Citation"><text:span text:style-name="T72"> </text:span></text:span><text:span text:style-name="Citation"><text:span text:style-name="T77">and</text:span></text:span><text:span text:style-name="Citation"><text:span text:style-name="T72"> </text:span></text:span><text:span text:style-name="Citation"><text:span text:style-name="T114">intuitive </text:span></text:span><text:span text:style-name="Citation"><text:span text:style-name="T72">analytical phases. </text:span></text:span><text:span text:style-name="Citation"><text:span text:style-name="T90">As the work is </text:span></text:span><text:span text:style-name="Citation"><text:span text:style-name="T75">intuitively </text:span></text:span><text:soft-page-break/><text:span text:style-name="Citation"><text:span text:style-name="T75">felt </text:span></text:span><text:span text:style-name="Citation"><text:span text:style-name="T116">and </text:span></text:span><text:span text:style-name="Citation"><text:span text:style-name="T70">multi-dimensionally</text:span></text:span><text:span text:style-name="Citation"><text:span text:style-name="T75"> interpretable </text:span></text:span><text:span text:style-name="Citation"><text:span text:style-name="T116">in nature</text:span></text:span><text:span text:style-name="Citation"><text:span text:style-name="T79">, </text:span></text:span><text:span text:style-name="Citation"><text:span text:style-name="T118">sourced</text:span></text:span><text:span text:style-name="Citation"><text:span text:style-name="T120"> insights </text:span></text:span><text:span text:style-name="Citation"><text:span text:style-name="T90">depend on the observer </text:span></text:span><text:span text:style-name="Citation"><text:span text:style-name="T83">and their </text:span></text:span><text:span text:style-name="Citation"><text:span text:style-name="T118">state-of-mind</text:span></text:span><text:span text:style-name="Citation"><text:span text:style-name="T120">. </text:span></text:span></text:p>
      <text:p text:style-name="P1"><text:span text:style-name="Citation"><text:span text:style-name="T10"/></text:span></text:p>
      <text:p text:style-name="P2"><text:span text:style-name="Citation"><text:span text:style-name="T12">Evert A. Robles </text:span></text:span></text:p>
      <text:p text:style-name="P2"><text:span text:style-name="Citation"><text:span text:style-name="T12">20</text:span></text:span><text:span text:style-name="Citation"><text:span text:style-name="T42">21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ra" svg:font-family="Lora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Unicode MS" svg:font-family="'Arial Unicode MS', 'Adobe Fangsong Std R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eneraltext" style:family="paragraph" style:parent-style-name="Standard">
      <style:paragraph-properties fo:margin-top="0.1945in" fo:margin-bottom="0.1945in" loext:contextual-spacing="false"/>
      <style:text-properties style:font-name="Arial Unicode MS" fo:font-family="'Arial Unicode MS', 'Adobe Fangsong Std R'" style:font-family-generic="swiss" style:font-pitch="variable" style:font-name-asian="Arial Unicode MS" style:font-family-asian="'Arial Unicode MS', 'Adobe Fangsong Std R'" style:font-family-generic-asian="swiss" style:font-pitch-asian="variable" style:font-name-complex="Arial Unicode MS" style:font-family-complex="'Arial Unicode MS', 'Adobe Fangsong Std R'" style:font-family-generic-complex="swiss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5fbf68"/>
    </style:style>
    <style:style style:name="MT1" style:family="text">
      <style:text-properties fo:font-variant="normal" fo:text-transform="none" fo:color="#000000" style:font-name="Open Sans" fo:font-size="12pt" fo:language="en" fo:country="US" fo:font-style="normal" fo:font-weight="normal" officeooo:rsid="00488ac5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MT2" style:family="text">
      <style:text-properties fo:font-variant="normal" fo:text-transform="none" fo:color="#000000" style:font-name="Open Sans" fo:font-size="12pt" fo:language="en" fo:country="US" fo:font-style="normal" fo:font-weight="normal" officeooo:rsid="005ccda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Citation"><text:span text:style-name="MT1">The work is about symbolically capturing the eternal quality of essence. </text:span></text:span><text:span text:style-name="Citation"><text:span text:style-name="MT2">Intuitively g</text:span></text:span><text:span text:style-name="Citation"><text:span text:style-name="MT1">iving form to the formless</text:span></text:span><text:span text:style-name="Citation"><text:span text:style-name="MT2"> </text:span></text:span><text:span text:style-name="Citation"><text:span text:style-name="MT1">as characters develop from inception in to </text:span></text:span><text:span text:style-name="Citation"><text:span text:style-name="MT2">guided </text:span></text:span><text:span text:style-name="Citation"><text:span text:style-name="MT1">parallel narratives.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4:33:19.556000000</meta:creation-date>
    <dc:date>2021-02-02T07:12:05.660000000</dc:date>
    <meta:editing-duration>PT4H45M52S</meta:editing-duration>
    <meta:editing-cycles>21</meta:editing-cycles>
    <meta:generator>LibreOffice/5.4.3.2$Windows_X86_64 LibreOffice_project/92a7159f7e4af62137622921e809f8546db437e5</meta:generator>
    <meta:document-statistic meta:table-count="0" meta:image-count="0" meta:object-count="0" meta:page-count="3" meta:paragraph-count="19" meta:word-count="399" meta:character-count="2575" meta:non-whitespace-character-count="2184"/>
  </office:meta>
</office:document-meta>
</file>